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officeooo:rsid="000f59f8" officeooo:paragraph-rsid="000f59f8"/>
    </style:style>
    <style:style style:name="P2" style:family="paragraph" style:parent-style-name="Standard">
      <style:text-properties officeooo:rsid="000f59f8" officeooo:paragraph-rsid="000f59f8"/>
    </style:style>
    <style:style style:name="P3" style:family="paragraph" style:parent-style-name="Standard">
      <style:text-properties officeooo:paragraph-rsid="000f59f8"/>
    </style:style>
    <style:style style:name="P4" style:family="paragraph" style:parent-style-name="Standard" style:list-style-name="L1">
      <style:text-properties officeooo:rsid="000f59f8" officeooo:paragraph-rsid="000f59f8"/>
    </style:style>
    <style:style style:name="P5" style:family="paragraph" style:parent-style-name="Standard" style:list-style-name="L1">
      <style:text-properties officeooo:rsid="000f59f8" officeooo:paragraph-rsid="000f8ee8"/>
    </style:style>
    <style:style style:name="P6" style:family="paragraph" style:parent-style-name="Standard">
      <style:text-properties fo:font-weight="bold" officeooo:rsid="000f59f8" officeooo:paragraph-rsid="000f59f8" style:font-weight-asian="bold" style:font-weight-complex="bold"/>
    </style:style>
    <style:style style:name="P7" style:family="paragraph" style:parent-style-name="Text_20_body">
      <style:text-properties officeooo:rsid="000f59f8" officeooo:paragraph-rsid="000f59f8"/>
    </style:style>
    <style:style style:name="P8" style:family="paragraph" style:parent-style-name="Text_20_body" style:list-style-name="L2">
      <style:text-properties officeooo:rsid="000f59f8"/>
    </style:style>
    <style:style style:name="P9" style:family="paragraph" style:parent-style-name="Text_20_body" style:list-style-name="L3">
      <style:text-properties officeooo:rsid="000f59f8"/>
    </style:style>
    <style:style style:name="P10" style:family="paragraph" style:parent-style-name="Text_20_body" style:list-style-name="L4">
      <style:text-properties officeooo:rsid="000f59f8"/>
    </style:style>
    <style:style style:name="P11" style:family="paragraph" style:parent-style-name="Text_20_body" style:list-style-name="L5">
      <style:text-properties officeooo:rsid="000f59f8"/>
    </style:style>
    <style:style style:name="P12" style:family="paragraph" style:parent-style-name="Text_20_body" style:list-style-name="L5">
      <style:text-properties officeooo:rsid="000f59f8" officeooo:paragraph-rsid="000f59f8"/>
    </style:style>
    <style:style style:name="P13" style:family="paragraph" style:parent-style-name="Text_20_body" style:list-style-name="L6">
      <style:text-properties officeooo:rsid="000f59f8"/>
    </style:style>
    <style:style style:name="P14" style:family="paragraph" style:parent-style-name="Standard" style:list-style-name="L7">
      <style:text-properties fo:font-weight="normal" officeooo:rsid="000f59f8" officeooo:paragraph-rsid="000f59f8" style:font-weight-asian="normal" style:font-weight-complex="normal"/>
    </style:style>
    <style:style style:name="P15" style:family="paragraph" style:parent-style-name="Standard">
      <style:text-properties fo:font-weight="normal" officeooo:rsid="000f59f8" officeooo:paragraph-rsid="000f59f8" style:font-weight-asian="normal" style:font-weight-complex="normal"/>
    </style:style>
    <style:style style:name="P16" style:family="paragraph" style:parent-style-name="Standard">
      <style:text-properties fo:font-weight="bold" officeooo:rsid="000f59f8" officeooo:paragraph-rsid="000f8ee8" style:font-weight-asian="bold" style:font-weight-complex="bold"/>
    </style:style>
    <style:style style:name="P17" style:family="paragraph" style:parent-style-name="Text_20_body">
      <style:text-properties fo:font-weight="normal" officeooo:rsid="000f59f8" officeooo:paragraph-rsid="000f59f8" style:font-weight-asian="normal" style:font-weight-complex="normal"/>
    </style:style>
    <style:style style:name="P18" style:family="paragraph" style:parent-style-name="Text_20_body" style:list-style-name="L8">
      <style:text-properties officeooo:rsid="000f59f8"/>
    </style:style>
    <style:style style:name="P19" style:family="paragraph" style:parent-style-name="Text_20_body" style:list-style-name="L9">
      <style:text-properties officeooo:rsid="000f59f8"/>
    </style:style>
    <style:style style:name="P20" style:family="paragraph" style:parent-style-name="Text_20_body" style:list-style-name="L10">
      <style:text-properties officeooo:rsid="000f59f8"/>
    </style:style>
    <style:style style:name="P21" style:family="paragraph" style:parent-style-name="Text_20_body">
      <style:text-properties officeooo:rsid="000f59f8"/>
    </style:style>
    <style:style style:name="T1" style:family="text">
      <style:text-properties officeooo:rsid="000f59f8"/>
    </style:style>
    <style:style style:name="T2" style:family="text">
      <style:text-properties officeooo:rsid="000f8ee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: Report<text:tab/><text:tab/><text:tab/><text:tab/><text:tab/>Intelligent Robotics 25/26</text:p>
      <text:p text:style-name="P2"/>
      <text:p text:style-name="P3"><text:span text:style-name="T1">Partecipants:<text:line-break/></text:span></text:p>
      <text:list text:style-name="L1">
        <text:list-item>
          <text:p text:style-name="P4">Riccardo Zerbinati: <text:span text:style-name="T2">riccardo.zerbinati@studenti.unipd.it</text:span></text:p>
        </text:list-item>
        <text:list-item>
          <text:p text:style-name="P4">Andrea Scanu: <text:span text:style-name="T2">andrea.scanu.1@studenti.unipd.it</text:span></text:p>
        </text:list-item>
        <text:list-item>
          <text:p text:style-name="P5">Riccardo Simion: <text:span text:style-name="T2">riccardo.simion@studenti.unipd.it</text:span></text:p>
        </text:list-item>
      </text:list>
      <text:p text:style-name="P2"/>
      <text:p text:style-name="P2">Git repository: https://github.com/Zerby0/2_assignment_1.git</text:p>
      <text:p text:style-name="P2">Video simulation:</text:p>
      <text:p text:style-name="P2"/>
      <text:p text:style-name="P2">------------------------------------------------------------------------------------------------------------------------</text:p>
      <text:p text:style-name="P2"/>
      <text:p text:style-name="P6">Overview:</text:p>
      <text:p text:style-name="P7">The context: TurtleBot3 in IASLab simulated environment</text:p>
      <text:list text:style-name="L2">
        <text:list-item>
          <text:p text:style-name="P8">The mission: detect AprilTags → navigate to a good position → detect cylindrical tables → return their positions relative to <text:span text:style-name="Emphasis">odom</text:span></text:p>
        </text:list-item>
      </text:list>
      <text:list text:style-name="L3">
        <text:list-item>
          <text:p text:style-name="P9">What challenges the pipeline must solve (perception, localization, navigation, etc.)</text:p>
        </text:list-item>
      </text:list>
      <text:list text:style-name="L4">
        <text:list-item>
          <text:p text:style-name="P10">High-level summary of your approach</text:p>
        </text:list-item>
      </text:list>
      <text:p text:style-name="P2"><text:span text:style-name="T3">System Architecture:</text:span><text:line-break/>A<text:span text:style-name="T4"> </text:span><text:span text:style-name="Strong_20_Emphasis"><text:span text:style-name="T4">high-level diagram</text:span></text:span><text:span text:style-name="T4"> </text:span>of your node structure (recommended: one figure).</text:p>
      <text:list text:style-name="L5">
        <text:list-item>
          <text:p text:style-name="P11">Nodes</text:p>
        </text:list-item>
        <text:list-item>
          <text:p text:style-name="P11">Topics</text:p>
        </text:list-item>
        <text:list-item>
          <text:p text:style-name="P11">TF tree dependencies</text:p>
          <text:p text:style-name="P12">(USIAMO IL COMANDO DA TERMINALE CHE CREA DA SOLO LA STRUTTURA)</text:p>
        </text:list-item>
      </text:list>
      <text:p text:style-name="P7">Explain the architecture at a conceptual level:</text:p>
      <text:list text:style-name="L6">
        <text:list-item>
          <text:p text:style-name="P13">What are the main modules?</text:p>
        </text:list-item>
        <text:list-item>
          <text:p text:style-name="P13">Why did you separate tasks the way you did?</text:p>
        </text:list-item>
        <text:list-item>
          <text:p text:style-name="P13">How do nodes communicate?</text:p>
        </text:list-item>
        <text:list-item>
          <text:p text:style-name="P13">How modular is the pipeline?</text:p>
        </text:list-item>
      </text:list>
      <text:p text:style-name="P6">Components Description:<text:line-break/><text:span text:style-name="T4"/></text:p>
      <text:list text:style-name="L7">
        <text:list-item>
          <text:p text:style-name="P14">apriltag_manager</text:p>
        </text:list-item>
        <text:list-item>
          <text:p text:style-name="P14">driver_node</text:p>
        </text:list-item>
        <text:list-item>
          <text:p text:style-name="P14">table_detector</text:p>
        </text:list-item>
      </text:list>
      <text:p text:style-name="P15"/>
      <text:p text:style-name="P16">Results &amp; <text:span text:style-name="T2">conlcusions</text:span></text:p>
      <text:p text:style-name="P15"/>
      <text:p text:style-name="P17">Show final navigation success</text:p>
      <text:list text:style-name="L8">
        <text:list-item>
          <text:p text:style-name="P18">Show table detection (screenshots from RViz or simulation)</text:p>
        </text:list-item>
      </text:list>
      <text:list text:style-name="L9">
        <text:list-item>
          <text:p text:style-name="P19">Summaries of performance: detection reliability, navigation accuracy</text:p>
        </text:list-item>
        <text:list-item>
          <text:p text:style-name="P19"><text:soft-page-break/>What worked well</text:p>
        </text:list-item>
      </text:list>
      <text:list text:style-name="L10">
        <text:list-item>
          <text:p text:style-name="P20">Main limitations</text:p>
        </text:list-item>
      </text:list>
      <text:p text:style-name="P21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4T10:33:47.655605550</meta:creation-date>
    <dc:date>2025-11-24T10:48:56.756835529</dc:date>
    <meta:editing-duration>PT4M11S</meta:editing-duration>
    <meta:editing-cycles>1</meta:editing-cycles>
    <meta:document-statistic meta:table-count="0" meta:image-count="0" meta:object-count="0" meta:page-count="2" meta:paragraph-count="33" meta:word-count="177" meta:character-count="1373" meta:non-whitespace-character-count="1244"/>
    <meta:generator>LibreOffice/25.2.6.2$Linux_X86_64 LibreOffice_project/40d1a0e1d5bdf1afaeae24d9ece32bbb00fa66a4</meta:generator>
  </office:meta>
</office:document-meta>
</file>